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line-height="150%"/>
      <style:text-properties officeooo:rsid="0019a265" officeooo:paragraph-rsid="0019a265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officeooo:rsid="001a13ba" officeooo:paragraph-rsid="001a13ba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50%" fo:text-align="start" style:justify-single-word="false" fo:orphans="2" fo:widows="2" fo:text-indent="0cm" style:auto-text-indent="false"/>
      <style:text-properties officeooo:rsid="001b0d7c" officeooo:paragraph-rsid="001b0d7c"/>
    </style:style>
    <style:style style:name="T1" style:family="text">
      <style:text-properties officeooo:rsid="0019a265" loext:padding="0cm" loext:border="none"/>
    </style:style>
    <style:style style:name="T2" style:family="text">
      <style:text-properties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o tornar a linguagem impessoal</text:p>
      <text:p text:style-name="P1">o que é?</text:p>
      <text:p text:style-name="P2"><text:span text:style-name="T2">A impessoalização da </text:span><text:span text:style-name="T1">l</text:span><text:span text:style-name="T2">inguagem é uma técnica muito utilizada nos textos do tipo dissertativo-argumentativo, servindo para eliminar marcas de subjetividade do discurso. Você já deve saber que uma das características principais do texto dissertativo-argumentativo é a impessoalidade da </text:span><text:span text:style-name="T1">l</text:span><text:span text:style-name="T2">inguagem.</text:span></text:p>
      <text:p text:style-name="P2"><text:span text:style-name="T2"/></text:p>
      <text:p text:style-name="P2"><text:span text:style-name="T2"/></text:p>
      <text:p text:style-name="P3"><text:span text:style-name="T2">Ocorre quando o texto não revela a opinião pessoal de quem escreve, coisas como bula de remédio, receitas, informações técnicas, e muitos outros.</text:span></text:p>
      <text:p text:style-name="P3"><text:span text:style-name="T2"/></text:p>
      <text:p text:style-name="P3"><text:span text:style-name="T2">Em resumo, coloque e narre os fatos sem demonstrar quem escreveu. </text:span></text:p>
      <text:p text:style-name="P3"><text:span text:style-name="T2"/></text:p>
      <text:p text:style-name="P3"><text:span text:style-name="T2">REGRAS </text:span></text:p>
      <text:p text:style-name="P3"><text:span text:style-name="T2">1 – NUNCA USE PRIMEIRA PESSOA DO SINGULAR</text:span></text:p>
      <text:p text:style-name="P3"><text:span text:style-name="T2"/></text:p>
      <text:p text:style-name="P4"><text:span text:style-name="T2">Nós do grupo de como tornar a linguagem impessoal, concluímos que não se deve usar a primeira pessoa do singular, para contornar isso, generalize o sujeito, oculte o agente, use agentes inanimados, usar sujeitos indeterminados e poder usar a voz passiva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2T10:20:39.736000000</meta:creation-date>
    <dc:date>2022-05-02T13:24:55.914000000</dc:date>
    <meta:editing-duration>PT6M37S</meta:editing-duration>
    <meta:editing-cycles>1</meta:editing-cycles>
    <meta:document-statistic meta:table-count="0" meta:image-count="0" meta:object-count="0" meta:page-count="1" meta:paragraph-count="8" meta:word-count="130" meta:character-count="848" meta:non-whitespace-character-count="723"/>
    <meta:generator>LibreOffice/7.3.2.2$Windows_X86_64 LibreOffice_project/49f2b1bff42cfccbd8f788c8dc32c1c309559be0</meta:generator>
  </office:meta>
</office:document-meta>
</file>